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84cca" officeooo:paragraph-rsid="00184cca"/>
    </style:style>
    <style:style style:name="P2" style:family="paragraph" style:parent-style-name="Heading_20_3">
      <style:paragraph-properties fo:margin-left="0cm" fo:margin-right="0cm" fo:text-indent="0cm" style:auto-text-indent="false" fo:padding="0.049cm" fo:border="0.06pt solid #d9d9e3"/>
    </style:style>
    <style:style style:name="P3"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4" style:family="paragraph" style:parent-style-name="Heading_20_4">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Preformatted_20_Text" style:list-style-name="L4">
      <style:paragraph-properties fo:margin-left="0cm" fo:margin-right="0cm" fo:margin-top="0cm" fo:margin-bottom="0.499cm" style:contextual-spacing="false" fo:text-indent="0cm" style:auto-text-indent="false" fo:padding="0.049cm" fo:border="0.06pt solid #d9d9e3"/>
    </style:style>
    <style:style style:name="P6" style:family="paragraph" style:parent-style-name="Preformatted_20_Text" style:list-style-name="L4">
      <style:paragraph-properties fo:margin-left="0cm" fo:margin-right="0cm" fo:text-indent="0cm" style:auto-text-indent="false" fo:padding="0.049cm" fo:border="0.06pt solid #d9d9e3"/>
    </style:style>
    <style:style style:name="P7" style:family="paragraph" style:parent-style-name="Preformatted_20_Text" style:list-style-name="L4">
      <style:paragraph-properties fo:margin-left="0cm" fo:margin-right="0cm" fo:text-indent="0cm" style:auto-text-indent="false" fo:padding="0.049cm" fo:border="0.06pt solid #d9d9e3"/>
      <style:text-properties loext:padding="0.049cm" loext:border="0.06pt solid #d9d9e3"/>
    </style:style>
    <style:style style:name="P8" style:family="paragraph" style:parent-style-name="Preformatted_20_Text" style:list-style-name="L5">
      <style:paragraph-properties fo:margin-left="0cm" fo:margin-right="0cm" fo:text-indent="0cm" style:auto-text-indent="false" fo:padding="0.049cm" fo:border="0.06pt solid #d9d9e3"/>
      <style:text-properties loext:padding="0.049cm" loext:border="0.06pt solid #d9d9e3"/>
    </style:style>
    <style:style style:name="P9"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10" style:family="paragraph" style:parent-style-name="Preformatted_20_Text" style:list-style-name="L11">
      <style:paragraph-properties fo:margin-left="0cm" fo:margin-right="0cm" fo:text-indent="0cm" style:auto-text-indent="false" fo:padding="0.049cm" fo:border="0.06pt solid #d9d9e3"/>
      <style:text-properties loext:padding="0.049cm" loext:border="0.06pt solid #d9d9e3"/>
    </style:style>
    <style:style style:name="P11" style:family="paragraph" style:parent-style-name="Preformatted_20_Text" style:list-style-name="L12">
      <style:paragraph-properties fo:margin-left="0cm" fo:margin-right="0cm" fo:text-indent="0cm" style:auto-text-indent="false" fo:padding="0.049cm" fo:border="0.06pt solid #d9d9e3"/>
      <style:text-properties loext:padding="0.049cm" loext:border="0.06pt solid #d9d9e3"/>
    </style:style>
    <style:style style:name="P12" style:family="paragraph" style:parent-style-name="Preformatted_20_Text" style:list-style-name="L14">
      <style:paragraph-properties fo:margin-left="0cm" fo:margin-right="0cm" fo:text-indent="0cm" style:auto-text-indent="false" fo:padding="0.049cm" fo:border="0.06pt solid #d9d9e3"/>
      <style:text-properties loext:padding="0.049cm" loext:border="0.06pt solid #d9d9e3"/>
    </style:style>
    <style:style style:name="P13" style:family="paragraph" style:parent-style-name="Preformatted_20_Text" style:list-style-name="L15">
      <style:paragraph-properties fo:margin-left="0cm" fo:margin-right="0cm" fo:text-indent="0cm" style:auto-text-indent="false" fo:padding="0.049cm" fo:border="0.06pt solid #d9d9e3"/>
      <style:text-properties loext:padding="0.049cm" loext:border="0.06pt solid #d9d9e3"/>
    </style:style>
    <style:style style:name="P14" style:family="paragraph" style:parent-style-name="Preformatted_20_Text" style:list-style-name="L5">
      <style:paragraph-properties fo:margin-left="0cm" fo:margin-right="0cm" fo:margin-top="0cm" fo:margin-bottom="0.499cm" style:contextual-spacing="false" fo:text-indent="0cm" style:auto-text-indent="false" fo:padding="0.049cm" fo:border="0.06pt solid #d9d9e3"/>
    </style:style>
    <style:style style:name="P15"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16" style:family="paragraph" style:parent-style-name="Preformatted_20_Text">
      <style:paragraph-properties fo:margin-left="0cm" fo:margin-right="0cm" fo:text-indent="0cm" style:auto-text-indent="false" fo:padding="0.049cm" fo:border="0.06pt solid #d9d9e3"/>
    </style:style>
    <style:style style:name="P17" style:family="paragraph" style:parent-style-name="Preformatted_20_Text">
      <style:paragraph-properties fo:margin-top="0cm" fo:margin-bottom="0.499cm" style:contextual-spacing="false" fo:padding="0.049cm" fo:border="0.06pt solid #d9d9e3"/>
    </style:style>
    <style:style style:name="P18" style:family="paragraph" style:parent-style-name="Preformatted_20_Text">
      <style:paragraph-properties fo:padding="0.049cm" fo:border="0.06pt solid #d9d9e3"/>
    </style:style>
    <style:style style:name="P19" style:family="paragraph" style:parent-style-name="Preformatted_20_Text" style:list-style-name="L11">
      <style:paragraph-properties fo:margin-left="0cm" fo:margin-right="0cm" fo:margin-top="0cm" fo:margin-bottom="0.499cm" style:contextual-spacing="false" fo:text-indent="0cm" style:auto-text-indent="false" fo:padding="0.049cm" fo:border="0.06pt solid #d9d9e3"/>
    </style:style>
    <style:style style:name="P20" style:family="paragraph" style:parent-style-name="Preformatted_20_Text" style:list-style-name="L12">
      <style:paragraph-properties fo:margin-left="0cm" fo:margin-right="0cm" fo:margin-top="0cm" fo:margin-bottom="0.499cm" style:contextual-spacing="false" fo:text-indent="0cm" style:auto-text-indent="false" fo:padding="0.049cm" fo:border="0.06pt solid #d9d9e3"/>
    </style:style>
    <style:style style:name="P21" style:family="paragraph" style:parent-style-name="Preformatted_20_Text" style:list-style-name="L14">
      <style:paragraph-properties fo:margin-left="0cm" fo:margin-right="0cm" fo:margin-top="0cm" fo:margin-bottom="0.499cm" style:contextual-spacing="false" fo:text-indent="0cm" style:auto-text-indent="false" fo:padding="0.049cm" fo:border="0.06pt solid #d9d9e3"/>
    </style:style>
    <style:style style:name="P22" style:family="paragraph" style:parent-style-name="Preformatted_20_Text" style:list-style-name="L15">
      <style:paragraph-properties fo:margin-top="0cm" fo:margin-bottom="0.499cm" style:contextual-spacing="false" fo:padding="0.049cm" fo:border="0.06pt solid #d9d9e3"/>
    </style:style>
    <style:style style:name="P23" style:family="paragraph" style:parent-style-name="Preformatted_20_Text" style:list-style-name="L15">
      <style:paragraph-properties fo:margin-left="0cm" fo:margin-right="0cm" fo:text-indent="0cm" style:auto-text-indent="false" fo:padding="0.049cm" fo:border="0.06pt solid #d9d9e3"/>
    </style:style>
    <style:style style:name="P24" style:family="paragraph" style:parent-style-name="Standard">
      <style:text-properties officeooo:rsid="00166df2" officeooo:paragraph-rsid="00166df2"/>
    </style:style>
    <style:style style:name="P25" style:family="paragraph" style:parent-style-name="Standard">
      <style:paragraph-properties fo:break-before="page"/>
      <style:text-properties officeooo:rsid="00166df2" officeooo:paragraph-rsid="00166df2"/>
    </style:style>
    <style:style style:name="P26" style:family="paragraph" style:parent-style-name="Standard">
      <style:text-properties officeooo:rsid="00166df2" officeooo:paragraph-rsid="00166df2" loext:padding="0.049cm" loext:border="0.06pt solid #d9d9e3"/>
    </style:style>
    <style:style style:name="P27" style:family="paragraph" style:parent-style-name="Standard">
      <style:paragraph-properties fo:break-before="page"/>
      <style:text-properties officeooo:rsid="00166df2" officeooo:paragraph-rsid="00166df2" loext:padding="0.049cm" loext:border="0.06pt solid #d9d9e3"/>
    </style:style>
    <style:style style:name="P28"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29" style:family="paragraph" style:parent-style-name="Standard">
      <style:paragraph-properties fo:margin-left="0cm" fo:margin-right="0cm" fo:margin-top="0cm" fo:margin-bottom="0cm" style:contextual-spacing="false" fo:text-indent="0cm" style:auto-text-indent="false" fo:break-before="page"/>
      <style:text-properties loext:padding="0.049cm" loext:border="0.06pt solid #d9d9e3"/>
    </style:style>
    <style:style style:name="P30" style:family="paragraph" style:parent-style-name="Table_20_Contents">
      <style:paragraph-properties fo:margin-left="0cm" fo:margin-right="0cm" fo:text-indent="0cm" style:auto-text-indent="false"/>
    </style:style>
    <style:style style:name="P31" style:family="paragraph" style:parent-style-name="Table_20_Heading">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fo:padding="0.049cm" fo:border="0.06pt solid #d9d9e3"/>
    </style:style>
    <style:style style:name="P33" style:family="paragraph" style:parent-style-name="Text_20_body">
      <style:paragraph-properties fo:margin-left="0cm" fo:margin-right="0cm" fo:margin-top="0cm" fo:margin-bottom="0cm" style:contextual-spacing="false" fo:text-indent="0cm" style:auto-text-indent="false"/>
    </style:style>
    <style:style style:name="P34" style:family="paragraph" style:parent-style-name="Text_20_body">
      <style:paragraph-properties fo:margin-left="0cm" fo:margin-right="0cm" fo:text-indent="0cm" style:auto-text-indent="false"/>
      <style:text-properties loext:padding="0.049cm" loext:border="0.06pt solid #d9d9e3"/>
    </style:style>
    <style:style style:name="P35"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36"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7" style:family="paragraph" style:parent-style-name="Text_20_body">
      <style:paragraph-properties fo:margin-left="0cm" fo:margin-right="0cm" fo:margin-top="0cm" fo:margin-bottom="0cm" style:contextual-spacing="false" fo:text-indent="0cm" style:auto-text-indent="false" fo:break-before="page"/>
      <style:text-properties loext:padding="0.049cm" loext:border="0.06pt solid #d9d9e3"/>
    </style:style>
    <style:style style:name="P38" style:family="paragraph" style:parent-style-name="Text_20_body" style:list-style-name="L11">
      <style:paragraph-properties fo:margin-left="0cm" fo:margin-right="0cm" fo:text-indent="0cm" style:auto-text-indent="false" fo:padding="0.049cm" fo:border="0.06pt solid #d9d9e3"/>
      <style:text-properties loext:padding="0.049cm" loext:border="0.06pt solid #d9d9e3"/>
    </style:style>
    <style:style style:name="P39" style:family="paragraph" style:parent-style-name="Text_20_body" style:list-style-name="L12">
      <style:paragraph-properties fo:margin-left="0cm" fo:margin-right="0cm" fo:text-indent="0cm" style:auto-text-indent="false" fo:padding="0.049cm" fo:border="0.06pt solid #d9d9e3"/>
      <style:text-properties loext:padding="0.049cm" loext:border="0.06pt solid #d9d9e3"/>
    </style:style>
    <style:style style:name="P40" style:family="paragraph" style:parent-style-name="Text_20_body" style:list-style-name="L13">
      <style:paragraph-properties fo:margin-left="0cm" fo:margin-right="0cm" fo:text-indent="0cm" style:auto-text-indent="false" fo:padding="0.049cm" fo:border="0.06pt solid #d9d9e3"/>
      <style:text-properties loext:padding="0.049cm" loext:border="0.06pt solid #d9d9e3"/>
    </style:style>
    <style:style style:name="P41" style:family="paragraph" style:parent-style-name="Text_20_body" style:list-style-name="L14">
      <style:paragraph-properties fo:margin-left="0cm" fo:margin-right="0cm" fo:text-indent="0cm" style:auto-text-indent="false" fo:padding="0.049cm" fo:border="0.06pt solid #d9d9e3"/>
      <style:text-properties loext:padding="0.049cm" loext:border="0.06pt solid #d9d9e3"/>
    </style:style>
    <style:style style:name="P42" style:family="paragraph" style:parent-style-name="Text_20_body" style:list-style-name="L15">
      <style:paragraph-properties fo:margin-left="0cm" fo:margin-right="0cm" fo:text-indent="0cm" style:auto-text-indent="false" fo:padding="0.049cm" fo:border="0.06pt solid #d9d9e3"/>
      <style:text-properties loext:padding="0.049cm" loext:border="0.06pt solid #d9d9e3"/>
    </style:style>
    <style:style style:name="P43" style:family="paragraph" style:parent-style-name="Text_20_body" style:list-style-name="L1">
      <style:paragraph-properties fo:margin-left="0cm" fo:margin-right="0cm" fo:text-indent="0cm" style:auto-text-indent="false" fo:padding="0.049cm" fo:border="0.06pt solid #d9d9e3"/>
    </style:style>
    <style:style style:name="P44" style:family="paragraph" style:parent-style-name="Text_20_body" style:list-style-name="L2">
      <style:paragraph-properties fo:margin-left="0cm" fo:margin-right="0cm" fo:text-indent="0cm" style:auto-text-indent="false" fo:padding="0.049cm" fo:border="0.06pt solid #d9d9e3"/>
    </style:style>
    <style:style style:name="P45" style:family="paragraph" style:parent-style-name="Text_20_body" style:list-style-name="L3">
      <style:paragraph-properties fo:margin-left="0cm" fo:margin-right="0cm" fo:text-indent="0cm" style:auto-text-indent="false" fo:padding="0.049cm" fo:border="0.06pt solid #d9d9e3"/>
    </style:style>
    <style:style style:name="P46" style:family="paragraph" style:parent-style-name="Text_20_body" style:list-style-name="L4">
      <style:paragraph-properties fo:margin-left="0cm" fo:margin-right="0cm" fo:text-indent="0cm" style:auto-text-indent="false" fo:padding="0.049cm" fo:border="0.06pt solid #d9d9e3"/>
    </style:style>
    <style:style style:name="P47" style:family="paragraph" style:parent-style-name="Text_20_body" style:list-style-name="L5">
      <style:paragraph-properties fo:margin-left="0cm" fo:margin-right="0cm" fo:text-indent="0cm" style:auto-text-indent="false" fo:padding="0.049cm" fo:border="0.06pt solid #d9d9e3"/>
    </style:style>
    <style:style style:name="P48" style:family="paragraph" style:parent-style-name="Text_20_body" style:list-style-name="L6">
      <style:paragraph-properties fo:margin-left="0cm" fo:margin-right="0cm" fo:text-indent="0cm" style:auto-text-indent="false" fo:padding="0.049cm" fo:border="0.06pt solid #d9d9e3"/>
    </style:style>
    <style:style style:name="P49" style:family="paragraph" style:parent-style-name="Text_20_body">
      <style:paragraph-properties fo:margin-left="0cm" fo:margin-right="0cm" fo:text-indent="0cm" style:auto-text-indent="false"/>
      <style:text-properties officeooo:rsid="00166df2" officeooo:paragraph-rsid="00166df2" loext:padding="0.049cm" loext:border="0.06pt solid #d9d9e3"/>
    </style:style>
    <style:style style:name="P50" style:family="paragraph" style:parent-style-name="Text_20_body">
      <style:text-properties officeooo:paragraph-rsid="00184cca"/>
    </style:style>
    <style:style style:name="P51"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52" style:family="paragraph" style:parent-style-name="Text_20_body" style:list-style-name="L7">
      <style:paragraph-properties fo:margin-left="0cm" fo:margin-right="0cm" fo:text-indent="0cm" style:auto-text-indent="false" fo:padding="0.049cm" fo:border="0.06pt solid #d9d9e3"/>
    </style:style>
    <style:style style:name="P53" style:family="paragraph" style:parent-style-name="Text_20_body" style:list-style-name="L8">
      <style:paragraph-properties fo:margin-left="0cm" fo:margin-right="0cm" fo:text-indent="0cm" style:auto-text-indent="false" fo:padding="0.049cm" fo:border="0.06pt solid #d9d9e3"/>
    </style:style>
    <style:style style:name="P54" style:family="paragraph" style:parent-style-name="Text_20_body" style:list-style-name="L9">
      <style:paragraph-properties fo:margin-left="0cm" fo:margin-right="0cm" fo:margin-top="0cm" fo:margin-bottom="0cm" style:contextual-spacing="false" fo:text-indent="0cm" style:auto-text-indent="false" fo:padding="0.049cm" fo:border="0.06pt solid #d9d9e3"/>
    </style:style>
    <style:style style:name="P55" style:family="paragraph" style:parent-style-name="Text_20_body" style:list-style-name="L9">
      <style:paragraph-properties fo:margin-left="0cm" fo:margin-right="0cm" fo:text-indent="0cm" style:auto-text-indent="false" fo:padding="0.049cm" fo:border="0.06pt solid #d9d9e3"/>
    </style:style>
    <style:style style:name="P56" style:family="paragraph" style:parent-style-name="Text_20_body" style:list-style-name="L10">
      <style:paragraph-properties fo:margin-left="0cm" fo:margin-right="0cm" fo:margin-top="0cm" fo:margin-bottom="0cm" style:contextual-spacing="false" fo:text-indent="0cm" style:auto-text-indent="false" fo:padding="0.049cm" fo:border="0.06pt solid #d9d9e3"/>
    </style:style>
    <style:style style:name="P57" style:family="paragraph" style:parent-style-name="Text_20_body" style:list-style-name="L10">
      <style:paragraph-properties fo:margin-left="0cm" fo:margin-right="0cm" fo:text-indent="0cm" style:auto-text-indent="false" fo:padding="0.049cm" fo:border="0.06pt solid #d9d9e3"/>
    </style:style>
    <style:style style:name="P58" style:family="paragraph" style:parent-style-name="Text_20_body" style:list-style-name="L11">
      <style:paragraph-properties fo:margin-left="0cm" fo:margin-right="0cm" fo:margin-top="0cm" fo:margin-bottom="0cm" style:contextual-spacing="false" fo:text-indent="0cm" style:auto-text-indent="false" fo:padding="0.049cm" fo:border="0.06pt solid #d9d9e3"/>
    </style:style>
    <style:style style:name="P59" style:family="paragraph" style:parent-style-name="Text_20_body" style:list-style-name="L11">
      <style:paragraph-properties fo:margin-left="0cm" fo:margin-right="0cm" fo:text-indent="0cm" style:auto-text-indent="false" fo:padding="0.049cm" fo:border="0.06pt solid #d9d9e3"/>
    </style:style>
    <style:style style:name="P60" style:family="paragraph" style:parent-style-name="Text_20_body" style:list-style-name="L12">
      <style:paragraph-properties fo:margin-left="0cm" fo:margin-right="0cm" fo:margin-top="0cm" fo:margin-bottom="0cm" style:contextual-spacing="false" fo:text-indent="0cm" style:auto-text-indent="false" fo:padding="0.049cm" fo:border="0.06pt solid #d9d9e3"/>
    </style:style>
    <style:style style:name="P61" style:family="paragraph" style:parent-style-name="Text_20_body" style:list-style-name="L12">
      <style:paragraph-properties fo:margin-left="0cm" fo:margin-right="0cm" fo:text-indent="0cm" style:auto-text-indent="false" fo:padding="0.049cm" fo:border="0.06pt solid #d9d9e3"/>
    </style:style>
    <style:style style:name="P62" style:family="paragraph" style:parent-style-name="Text_20_body" style:list-style-name="L13">
      <style:paragraph-properties fo:margin-left="0cm" fo:margin-right="0cm" fo:text-indent="0cm" style:auto-text-indent="false" fo:padding="0.049cm" fo:border="0.06pt solid #d9d9e3"/>
    </style:style>
    <style:style style:name="P63" style:family="paragraph" style:parent-style-name="Text_20_body" style:list-style-name="L14">
      <style:paragraph-properties fo:margin-left="0cm" fo:margin-right="0cm" fo:margin-top="0cm" fo:margin-bottom="0cm" style:contextual-spacing="false" fo:text-indent="0cm" style:auto-text-indent="false" fo:padding="0.049cm" fo:border="0.06pt solid #d9d9e3"/>
    </style:style>
    <style:style style:name="P64" style:family="paragraph" style:parent-style-name="Text_20_body" style:list-style-name="L14">
      <style:paragraph-properties fo:margin-left="0cm" fo:margin-right="0cm" fo:text-indent="0cm" style:auto-text-indent="false" fo:padding="0.049cm" fo:border="0.06pt solid #d9d9e3"/>
    </style:style>
    <style:style style:name="P65" style:family="paragraph" style:parent-style-name="Text_20_body" style:list-style-name="L15">
      <style:paragraph-properties fo:margin-left="0cm" fo:margin-right="0cm" fo:margin-top="0cm" fo:margin-bottom="0cm" style:contextual-spacing="false" fo:text-indent="0cm" style:auto-text-indent="false" fo:padding="0.049cm" fo:border="0.06pt solid #d9d9e3"/>
    </style:style>
    <style:style style:name="P66" style:family="paragraph" style:parent-style-name="Text_20_body" style:list-style-name="L15">
      <style:paragraph-properties fo:margin-left="0cm" fo:margin-right="0cm" fo:text-indent="0cm" style:auto-text-indent="false" fo:padding="0.049cm" fo:border="0.06pt solid #d9d9e3"/>
    </style:style>
    <style:style style:name="P67" style:family="paragraph" style:parent-style-name="Text_20_body" style:list-style-name="L16">
      <style:paragraph-properties fo:margin-left="0cm" fo:margin-right="0cm" fo:margin-top="0cm" fo:margin-bottom="0cm" style:contextual-spacing="false" fo:text-indent="0cm" style:auto-text-indent="false" fo:padding="0.049cm" fo:border="0.06pt solid #d9d9e3"/>
    </style:style>
    <style:style style:name="P68" style:family="paragraph" style:parent-style-name="Text_20_body" style:list-style-name="L16">
      <style:paragraph-properties fo:margin-left="0cm" fo:margin-right="0cm" fo:text-indent="0cm" style:auto-text-indent="false" fo:padding="0.049cm" fo:border="0.06pt solid #d9d9e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2 <text:line-break/> SECURIZACIÓN DEL HOST</text:p>
      <text:p text:style-name="P24"/>
      <text:h text:style-name="P1" text:outline-level="1">CUENTAS REGULARES</text:h>
      <text:p text:style-name="P50"/>
      <text:p text:style-name="P50"/>
      <text:p text:style-name="P26">Explíca el la finalidad del fichero login.defs de linux y de la configuración de sistemas ubuntu mediante la configuración del script de perl adduser</text:p>
      <text:p text:style-name="P28">ChatGPT</text:p>
      <text:p text:style-name="P32"><text:span text:style-name="T1">El fichero </text:span><text:span text:style-name="Source_20_Text"><text:span text:style-name="T1">login.defs</text:span></text:span><text:span text:style-name="T1"> en sistemas Linux, incluyendo Ubuntu, es un archivo de configuración que define varias configuraciones relacionadas con el inicio de sesión y la creación de cuentas de usuario. Este archivo se encuentra en el directorio </text:span><text:span text:style-name="Source_20_Text"><text:span text:style-name="T1">/etc/login.defs</text:span></text:span><text:span text:style-name="T1">. Su propósito es establecer políticas y configuraciones predeterminadas para los usuarios del sistema. Algunas de las configuraciones clave que se pueden encontrar en </text:span><text:span text:style-name="Source_20_Text"><text:span text:style-name="T1">login.defs</text:span></text:span><text:span text:style-name="T1"> incluyen:</text:span></text:p>
      <text:list text:style-name="L7">
        <text:list-item>
          <text:p text:style-name="P52"><text:span text:style-name="Strong_20_Emphasis"><text:span text:style-name="T1">PASSWORD AGING:</text:span></text:span></text:p>
          <text:list>
            <text:list-item>
              <text:p text:style-name="P51"><text:span text:style-name="Source_20_Text"><text:span text:style-name="T1">PASS_MAX_DAYS</text:span></text:span><text:span text:style-name="T1">: Número máximo de días que una contraseña es válida.</text:span></text:p>
            </text:list-item>
            <text:list-item>
              <text:p text:style-name="P51"><text:span text:style-name="Source_20_Text"><text:span text:style-name="T1">PASS_MIN_DAYS</text:span></text:span><text:span text:style-name="T1">: Número mínimo de días entre cambios de contraseña.</text:span></text:p>
            </text:list-item>
            <text:list-item>
              <text:p text:style-name="P51"><text:span text:style-name="Source_20_Text"><text:span text:style-name="T1">PASS_WARN_AGE</text:span></text:span><text:span text:style-name="T1">: Número de días antes de que expire una contraseña para advertir al usuario.</text:span></text:p>
            </text:list-item>
          </text:list>
        </text:list-item>
        <text:list-item>
          <text:p text:style-name="P52"><text:span text:style-name="Strong_20_Emphasis"><text:span text:style-name="T1">USER DELAYS:</text:span></text:span></text:p>
          <text:list>
            <text:list-item>
              <text:p text:style-name="P51"><text:span text:style-name="Source_20_Text"><text:span text:style-name="T1">FAIL_DELAY</text:span></text:span><text:span text:style-name="T1">: Tiempo en segundos que se debe esperar después de un intento de inicio de sesión fallido antes de que se permita otro intento.</text:span></text:p>
            </text:list-item>
            <text:list-item>
              <text:p text:style-name="P51"><text:span text:style-name="Source_20_Text"><text:span text:style-name="T1">FAILLOG_ENAB</text:span></text:span><text:span text:style-name="T1">: Configuración que habilita o deshabilita el registro de intentos de inicio de sesión fallidos.</text:span></text:p>
            </text:list-item>
          </text:list>
        </text:list-item>
        <text:list-item>
          <text:p text:style-name="P52"><text:span text:style-name="Strong_20_Emphasis"><text:span text:style-name="T1">UID/GID RANGE:</text:span></text:span></text:p>
          <text:list>
            <text:list-item>
              <text:p text:style-name="P51"><text:span text:style-name="Source_20_Text"><text:span text:style-name="T1">UID_MIN</text:span></text:span><text:span text:style-name="T1"> y </text:span><text:span text:style-name="Source_20_Text"><text:span text:style-name="T1">UID_MAX</text:span></text:span><text:span text:style-name="T1">: Rango de identificadores de usuario permitidos.</text:span></text:p>
            </text:list-item>
            <text:list-item>
              <text:p text:style-name="P51"><text:span text:style-name="Source_20_Text"><text:span text:style-name="T1">GID_MIN</text:span></text:span><text:span text:style-name="T1"> y </text:span><text:span text:style-name="Source_20_Text"><text:span text:style-name="T1">GID_MAX</text:span></text:span><text:span text:style-name="T1">: Rango de identificadores de grupo permitidos.</text:span></text:p>
            </text:list-item>
          </text:list>
        </text:list-item>
        <text:list-item>
          <text:p text:style-name="P52"><text:span text:style-name="Strong_20_Emphasis"><text:span text:style-name="T1">HOME DIRECTORY PREFIX:</text:span></text:span></text:p>
          <text:list>
            <text:list-item>
              <text:p text:style-name="P51"><text:span text:style-name="Source_20_Text"><text:span text:style-name="T1">USERGROUPS_ENAB</text:span></text:span><text:span text:style-name="T1">: Configuración que controla si se deben crear automáticamente grupos para usuarios y usar el mismo nombre del usuario para el grupo principal.</text:span></text:p>
            </text:list-item>
          </text:list>
        </text:list-item>
        <text:list-item>
          <text:p text:style-name="P52"><text:soft-page-break/><text:span text:style-name="Strong_20_Emphasis"><text:span text:style-name="T1">ENCRYPT METHOD:</text:span></text:span></text:p>
          <text:list>
            <text:list-item>
              <text:p text:style-name="P52"><text:span text:style-name="Source_20_Text"><text:span text:style-name="T1">ENCRYPT_METHOD</text:span></text:span><text:span text:style-name="T1">: Método de cifrado de contraseñas predeterminado.</text:span></text:p>
            </text:list-item>
          </text:list>
        </text:list-item>
      </text:list>
      <text:p text:style-name="P32"><text:span text:style-name="T1">Cambiar configuraciones en </text:span><text:span text:style-name="Source_20_Text"><text:span text:style-name="T1">login.defs</text:span></text:span><text:span text:style-name="T1"> puede afectar el comportamiento del sistema en términos de seguridad y políticas de contraseñas.</text:span></text:p>
      <text:p text:style-name="P32"><text:span text:style-name="T1">En cuanto a la configuración de sistemas Ubuntu mediante el script de Perl </text:span><text:span text:style-name="Source_20_Text"><text:span text:style-name="T1">adduser</text:span></text:span><text:span text:style-name="T1">, este script es utilizado para añadir nuevos usuarios al sistema. Se encarga de realizar varias tareas, incluyendo la creación del directorio de inicio del usuario, asignación de UID/GID, configuración del shell predeterminado, entre otros.</text:span></text:p>
      <text:p text:style-name="P32"><text:span text:style-name="T1">El script </text:span><text:span text:style-name="Source_20_Text"><text:span text:style-name="T1">adduser</text:span></text:span><text:span text:style-name="T1"> en Ubuntu puede ser configurado para seguir las políticas definidas en </text:span><text:span text:style-name="Source_20_Text"><text:span text:style-name="T1">login.defs</text:span></text:span><text:span text:style-name="T1"> para establecer valores predeterminados al agregar nuevos usuarios. Puedes personalizar el script o utilizar opciones de línea de comandos para especificar valores específicos al agregar un usuario.</text:span></text:p>
      <text:p text:style-name="P32"><text:span text:style-name="T1">Es importante mencionar que el uso directo del script </text:span><text:span text:style-name="Source_20_Text"><text:span text:style-name="T1">adduser</text:span></text:span><text:span text:style-name="T1"> es común en sistemas Debian y derivados como Ubuntu. Este script simplifica el proceso de creación de usuarios y automatiza muchas tareas relacionadas. Puedes consultar la documentación de </text:span><text:span text:style-name="Source_20_Text"><text:span text:style-name="T1">adduser</text:span></text:span><text:span text:style-name="T1"> y </text:span><text:span text:style-name="Source_20_Text"><text:span text:style-name="T1">login.defs</text:span></text:span><text:span text:style-name="T1"> para obtener información detallada sobre las opciones y configuraciones disponibles.</text:span></text:p>
      <text:p text:style-name="P36"/>
      <text:p text:style-name="P36"/>
      <text:p text:style-name="P29">Señala las maneras de realizar procedimientos de expiración, caducidad y bloqueo de cuentas mediante los comandos habituales user (useradd, usermod) y ghage </text:p>
      <text:p text:style-name="P28">ChatGPT</text:p>
      <text:p text:style-name="P32"><text:span text:style-name="T1">Los procedimientos de expiración, caducidad y bloqueo de cuentas en sistemas Unix/Linux se pueden realizar utilizando los comandos habituales </text:span><text:span text:style-name="Source_20_Text"><text:span text:style-name="T1">useradd</text:span></text:span><text:span text:style-name="T1">, </text:span><text:span text:style-name="Source_20_Text"><text:span text:style-name="T1">usermod</text:span></text:span><text:span text:style-name="T1">, y también con </text:span><text:span text:style-name="Source_20_Text"><text:span text:style-name="T1">chage</text:span></text:span><text:span text:style-name="T1">. A continuación, te proporcionaré ejemplos de cómo utilizar estos comandos para llevar a cabo estas acciones:</text:span></text:p>
      <text:h text:style-name="P2" text:outline-level="3"><text:span text:style-name="T1">1. </text:span><text:span text:style-name="Strong_20_Emphasis"><text:span text:style-name="T1">useradd / usermod:</text:span></text:span></text:h>
      <text:h text:style-name="P4" text:outline-level="4">- Establecer una fecha de caducidad para una cuenta:</text:h>
      <text:p text:style-name="P9"/>
      <text:p text:style-name="P15"><text:span text:style-name="Source_20_Text"><text:span text:style-name="T1">sudo useradd -e YYYY-MM-DD nombre_de_usuario</text:span></text:span></text:p>
      <text:p text:style-name="P35">o</text:p>
      <text:p text:style-name="P9"/>
      <text:p text:style-name="P15"><text:span text:style-name="Source_20_Text"><text:span text:style-name="T1">sudo usermod --expiredate YYYY-MM-DD nombre_de_usuario</text:span></text:span></text:p>
      <text:p text:style-name="P35">Establece la fecha en la que la cuenta caducará.</text:p>
      <text:h text:style-name="P4" text:outline-level="4">- Bloquear una cuenta:</text:h>
      <text:p text:style-name="P9"/>
      <text:p text:style-name="P15"><text:span text:style-name="Source_20_Text"><text:span text:style-name="T1">sudo usermod --lock nombre_de_usuario</text:span></text:span></text:p>
      <text:p text:style-name="P35">Bloquea inmediatamente la cuenta, impidiendo que el usuario inicie sesión.</text:p>
      <text:h text:style-name="P4" text:outline-level="4">- Desbloquear una cuenta:</text:h>
      <text:p text:style-name="P9"/>
      <text:p text:style-name="P15"><text:span text:style-name="Source_20_Text"><text:span text:style-name="T1">sudo usermod --unlock nombre_de_usuario</text:span></text:span></text:p>
      <text:p text:style-name="P35">Permite que el usuario vuelva a iniciar sesión si la cuenta estaba bloqueada.</text:p>
      <text:h text:style-name="P2" text:outline-level="3"><text:span text:style-name="T1">2. </text:span><text:span text:style-name="Strong_20_Emphasis"><text:span text:style-name="T1">chage:</text:span></text:span></text:h>
      <text:p text:style-name="P32"><text:span text:style-name="T1">El comando </text:span><text:span text:style-name="Source_20_Text"><text:span text:style-name="T1">chage</text:span></text:span><text:span text:style-name="T1"> permite configurar la información del cambio de contraseña y la expiración de la cuenta.</text:span></text:p>
      <text:h text:style-name="P4" text:outline-level="4">- Establecer la fecha de expiración de una cuenta:</text:h>
      <text:p text:style-name="P9"/>
      <text:p text:style-name="P15"><text:span text:style-name="Source_20_Text"><text:span text:style-name="T1">sudo chage -E YYYY-MM-DD nombre_de_usuario</text:span></text:span></text:p>
      <text:p text:style-name="P35">Establece la fecha en la que la cuenta caducará.</text:p>
      <text:h text:style-name="P4" text:outline-level="4"><text:soft-page-break/>- Configurar la política de cambio de contraseña:</text:h>
      <text:p text:style-name="P9"/>
      <text:p text:style-name="P15"><text:span text:style-name="Source_20_Text"><text:span text:style-name="T1">sudo chage -M MAX_DAYS -m MIN_DAYS -W WARN_DAYS nombre_de_usuario</text:span></text:span></text:p>
      <text:p text:style-name="P32"><text:span text:style-name="T1">Establece la frecuencia con la que un usuario debe cambiar su contraseña (</text:span><text:span text:style-name="Source_20_Text"><text:span text:style-name="T1">MAX_DAYS</text:span></text:span><text:span text:style-name="T1">), el número mínimo de días que deben pasar antes de que pueda cambiarla (</text:span><text:span text:style-name="Source_20_Text"><text:span text:style-name="T1">MIN_DAYS</text:span></text:span><text:span text:style-name="T1">) y el número de días antes de la expiración para advertir al usuario (</text:span><text:span text:style-name="Source_20_Text"><text:span text:style-name="T1">WARN_DAYS</text:span></text:span><text:span text:style-name="T1">).</text:span></text:p>
      <text:p text:style-name="P32"><text:span text:style-name="T1">Es importante mencionar que las opciones exactas y la sintaxis pueden variar según la distribución del sistema. Siempre es recomendable consultar la documentación correspondiente o la página de manual (</text:span><text:span text:style-name="Source_20_Text"><text:span text:style-name="T1">man</text:span></text:span><text:span text:style-name="T1">) para obtener detalles específicos del sistema operativo que estás utilizando.</text:span></text:p>
      <text:p text:style-name="P36"/>
      <text:p text:style-name="P37"/>
      <text:p text:style-name="P36"/>
      <text:p text:style-name="P36"/>
      <text:p text:style-name="P36">You</text:p>
      <text:p text:style-name="P36">Explica qué es PAM, la sintaxis de los ficheros (campos y su función). Módulos que se utilizan de manera predeterminada en sistemas basados en debian y sistemas basados en REd Hat</text:p>
      <text:p text:style-name="P34">ChatGPT</text:p>
      <text:p text:style-name="P35">PAM, que significa Pluggable Authentication Modules (Módulos de Autenticación Conectables), es un marco de autenticación en sistemas Unix y Linux. PAM proporciona una interfaz estándar para la autenticación del sistema, lo que permite a las aplicaciones y servicios utilizar diferentes métodos de autenticación sin modificar su código fuente.</text:p>
      <text:p text:style-name="P32"><text:span text:style-name="T1">Los archivos de configuración de PAM se encuentran en el directorio </text:span><text:span text:style-name="Source_20_Text"><text:span text:style-name="T1">/etc/pam.d/</text:span></text:span><text:span text:style-name="T1">. Cada servicio que utiliza PAM tiene su propio archivo de configuración, y el nombre del archivo corresponde al nombre del servicio. Por ejemplo, el archivo de configuración para el servicio de autenticación es </text:span><text:span text:style-name="Source_20_Text"><text:span text:style-name="T1">/etc/pam.d/login</text:span></text:span><text:span text:style-name="T1">.</text:span></text:p>
      <text:p text:style-name="P35">La sintaxis típica de un archivo de configuración PAM incluye una serie de líneas, cada una de las cuales especifica un módulo y sus argumentos. Aquí hay una descripción general de la sintaxis y los campos utilizados en un archivo PAM:</text:p>
      <text:p text:style-name="P9"/>
      <text:p text:style-name="P15"><text:span text:style-name="Source_20_Text"><text:span text:style-name="T1">type control module-path module-arguments</text:span></text:span></text:p>
      <text:list text:style-name="L8">
        <text:list-item>
          <text:p text:style-name="P53"><text:span text:style-name="Strong_20_Emphasis"><text:span text:style-name="T1">type:</text:span></text:span><text:span text:style-name="T1"> El tipo de control define en qué fase del proceso de autenticación se utilizará el módulo. Algunos valores comunes incluyen </text:span><text:span text:style-name="Source_20_Text"><text:span text:style-name="T1">auth</text:span></text:span><text:span text:style-name="T1"> (autenticación), </text:span><text:span text:style-name="Source_20_Text"><text:span text:style-name="T1">account</text:span></text:span><text:span text:style-name="T1"> (control de acceso), </text:span><text:span text:style-name="Source_20_Text"><text:span text:style-name="T1">password</text:span></text:span><text:span text:style-name="T1"> (cambio de contraseña), y </text:span><text:span text:style-name="Source_20_Text"><text:span text:style-name="T1">session</text:span></text:span><text:span text:style-name="T1"> (gestión de sesiones).</text:span></text:p>
        </text:list-item>
        <text:list-item>
          <text:p text:style-name="P53"><text:span text:style-name="Strong_20_Emphasis"><text:span text:style-name="T1">control:</text:span></text:span><text:span text:style-name="T1"> Especifica cómo debe comportarse PAM si el módulo tiene éxito o falla. Algunos valores comunes son </text:span><text:span text:style-name="Source_20_Text"><text:span text:style-name="T1">required</text:span></text:span><text:span text:style-name="T1"> (el módulo debe tener éxito para que la operación sea exitosa), </text:span><text:span text:style-name="Source_20_Text"><text:span text:style-name="T1">requisite</text:span></text:span><text:span text:style-name="T1"> (similar a </text:span><text:span text:style-name="Source_20_Text"><text:span text:style-name="T1">required</text:span></text:span><text:span text:style-name="T1">, pero si falla, se detiene el proceso), </text:span><text:span text:style-name="Source_20_Text"><text:span text:style-name="T1">sufficient</text:span></text:span><text:span text:style-name="T1"> (si el módulo tiene éxito, se considera suficiente y se ignora el resto), y </text:span><text:span text:style-name="Source_20_Text"><text:span text:style-name="T1">optional</text:span></text:span><text:span text:style-name="T1"> (el módulo no necesita tener éxito para que la operación sea exitosa).</text:span></text:p>
        </text:list-item>
        <text:list-item>
          <text:p text:style-name="P53"><text:span text:style-name="Strong_20_Emphasis"><text:span text:style-name="T1">module-path:</text:span></text:span><text:span text:style-name="T1"> La ruta al archivo del módulo PAM.</text:span></text:p>
        </text:list-item>
        <text:list-item>
          <text:p text:style-name="P53"><text:span text:style-name="Strong_20_Emphasis"><text:span text:style-name="T1">module-arguments:</text:span></text:span><text:span text:style-name="T1"> Argumentos específicos del módulo.</text:span></text:p>
        </text:list-item>
      </text:list>
      <text:p text:style-name="P35">En cuanto a los módulos que se utilizan de manera predeterminada en sistemas basados en Debian y sistemas basados en Red Hat (como CentOS y Fedora), hay algunas diferencias en los nombres y configuraciones predeterminadas. Aquí hay algunos ejemplos:</text:p>
      <text:p text:style-name="P32"><text:span text:style-name="Strong_20_Emphasis"><text:span text:style-name="T1">Debian/Ubuntu:</text:span></text:span></text:p>
      <text:list text:style-name="L9">
        <text:list-item>
          <text:p text:style-name="P54"><text:soft-page-break/><text:span text:style-name="Source_20_Text"><text:span text:style-name="T1">pam_unix.so</text:span></text:span><text:span text:style-name="T1">: Proporciona la autenticación estándar utilizando la información del sistema de cuentas y contraseñas.</text:span></text:p>
        </text:list-item>
        <text:list-item>
          <text:p text:style-name="P54"><text:span text:style-name="Source_20_Text"><text:span text:style-name="T1">pam_ldap.so</text:span></text:span><text:span text:style-name="T1">: Utilizado para la autenticación a través de LDAP.</text:span></text:p>
        </text:list-item>
        <text:list-item>
          <text:p text:style-name="P55"><text:span text:style-name="Source_20_Text"><text:span text:style-name="T1">pam_systemd.so</text:span></text:span><text:span text:style-name="T1">: Integra PAM con systemd para el control de sesiones.</text:span></text:p>
        </text:list-item>
      </text:list>
      <text:p text:style-name="P32"><text:span text:style-name="Strong_20_Emphasis"><text:span text:style-name="T1">Red Hat/CentOS/Fedora:</text:span></text:span></text:p>
      <text:list text:style-name="L10">
        <text:list-item>
          <text:p text:style-name="P56"><text:span text:style-name="Source_20_Text"><text:span text:style-name="T1">pam_unix.so</text:span></text:span><text:span text:style-name="T1">: Similar a Debian/Ubuntu, proporciona la autenticación estándar.</text:span></text:p>
        </text:list-item>
        <text:list-item>
          <text:p text:style-name="P56"><text:span text:style-name="Source_20_Text"><text:span text:style-name="T1">pam_ldap.so</text:span></text:span><text:span text:style-name="T1">: Para la autenticación a través de LDAP.</text:span></text:p>
        </text:list-item>
        <text:list-item>
          <text:p text:style-name="P56"><text:span text:style-name="Source_20_Text"><text:span text:style-name="T1">pam_selinux.so</text:span></text:span><text:span text:style-name="T1">: Integra PAM con SELinux para el control de acceso basado en políticas de seguridad.</text:span></text:p>
        </text:list-item>
        <text:list-item>
          <text:p text:style-name="P57"><text:span text:style-name="Source_20_Text"><text:span text:style-name="T1">pam_namespace.so</text:span></text:span><text:span text:style-name="T1">: Proporciona un manejo mejorado de namespaces en sesiones.</text:span></text:p>
        </text:list-item>
      </text:list>
      <text:p text:style-name="P35">Es importante señalar que las configuraciones específicas pueden variar entre diferentes distribuciones y versiones del sistema operativo. Además, la personalización de la configuración PAM puede ser necesaria según los requisitos de seguridad y políticas de autenticación del sistema.</text:p>
      <text:p text:style-name="P36"/>
      <text:p text:style-name="P26">Describe el uso de las librerías pam_cracklib y pam_tally2. Pon ejemplo de usos y los ficheros en los que es posible definir la configuración. </text:p>
      <text:p text:style-name="P28">ChatGPT</text:p>
      <text:p text:style-name="P32"><text:span text:style-name="T1">Ambas bibliotecas, </text:span><text:span text:style-name="Source_20_Text"><text:span text:style-name="T1">pam_cracklib</text:span></text:span><text:span text:style-name="T1"> y </text:span><text:span text:style-name="Source_20_Text"><text:span text:style-name="T1">pam_tally2</text:span></text:span><text:span text:style-name="T1">, son módulos de Pluggable Authentication Modules (PAM) en sistemas Unix/Linux. Estas bibliotecas se utilizan para mejorar la seguridad en la autenticación de usuarios y para realizar un seguimiento de los intentos de inicio de sesión fallidos. Aquí tienes una descripción de cada una y ejemplos de uso:</text:span></text:p>
      <text:h text:style-name="P2" text:outline-level="3"><text:span text:style-name="T1">1. </text:span><text:span text:style-name="Strong_20_Emphasis"><text:span text:style-name="T1">pam_cracklib:</text:span></text:span></text:h>
      <text:list text:style-name="L11">
        <text:list-item>
          <text:p text:style-name="P59"><text:span text:style-name="Strong_20_Emphasis"><text:span text:style-name="T1">Descripción:</text:span></text:span><text:span text:style-name="T1"> </text:span><text:span text:style-name="Source_20_Text"><text:span text:style-name="T1">pam_cracklib</text:span></text:span><text:span text:style-name="T1"> se utiliza para aplicar políticas de calidad de contraseñas. Permite configurar reglas sobre la complejidad y características de las contraseñas.</text:span></text:p>
        </text:list-item>
        <text:list-item>
          <text:p text:style-name="P59"><text:span text:style-name="Strong_20_Emphasis"><text:span text:style-name="T1">Ejemplo de uso:</text:span></text:span><text:span text:style-name="T1"> Supongamos que queremos exigir que las contraseñas tengan al menos 8 caracteres y contengan al menos un carácter en mayúscula, uno en minúscula, un dígito y un carácter especial. La configuración en el archivo PAM (como </text:span><text:span text:style-name="Source_20_Text"><text:span text:style-name="T1">/etc/pam.d/common-password</text:span></text:span><text:span text:style-name="T1">) podría verse así:</text:span></text:p>
          <text:p text:style-name="P10"/>
          <text:p text:style-name="P19"><text:span text:style-name="Source_20_Text"><text:span text:style-name="T1">password required pam_cracklib.so retry=3 minlen=8 ucredit=-1 lcredit=-1 dcredit=-1 ocredit=-1</text:span></text:span></text:p>
          <text:p text:style-name="P38">En este ejemplo:</text:p>
          <text:list>
            <text:list-item>
              <text:p text:style-name="P58"><text:soft-page-break/><text:span text:style-name="Source_20_Text"><text:span text:style-name="T1">retry=3</text:span></text:span><text:span text:style-name="T1">: Permite hasta 3 intentos para introducir una contraseña válida.</text:span></text:p>
            </text:list-item>
            <text:list-item>
              <text:p text:style-name="P58"><text:span text:style-name="Source_20_Text"><text:span text:style-name="T1">minlen=8</text:span></text:span><text:span text:style-name="T1">: Requiere que la longitud mínima de la contraseña sea de 8 caracteres.</text:span></text:p>
            </text:list-item>
            <text:list-item>
              <text:p text:style-name="P59"><text:span text:style-name="Source_20_Text"><text:span text:style-name="T1">ucredit=-1</text:span></text:span><text:span text:style-name="T1">, </text:span><text:span text:style-name="Source_20_Text"><text:span text:style-name="T1">lcredit=-1</text:span></text:span><text:span text:style-name="T1">, </text:span><text:span text:style-name="Source_20_Text"><text:span text:style-name="T1">dcredit=-1</text:span></text:span><text:span text:style-name="T1">, </text:span><text:span text:style-name="Source_20_Text"><text:span text:style-name="T1">ocredit=-1</text:span></text:span><text:span text:style-name="T1">: Requiere al menos un carácter en mayúscula (</text:span><text:span text:style-name="Source_20_Text"><text:span text:style-name="T1">ucredit</text:span></text:span><text:span text:style-name="T1">), uno en minúscula (</text:span><text:span text:style-name="Source_20_Text"><text:span text:style-name="T1">lcredit</text:span></text:span><text:span text:style-name="T1">), uno numérico (</text:span><text:span text:style-name="Source_20_Text"><text:span text:style-name="T1">dcredit</text:span></text:span><text:span text:style-name="T1">) y uno especial (</text:span><text:span text:style-name="Source_20_Text"><text:span text:style-name="T1">ocredit</text:span></text:span><text:span text:style-name="T1">).</text:span></text:p>
            </text:list-item>
          </text:list>
        </text:list-item>
      </text:list>
      <text:h text:style-name="P2" text:outline-level="3"><text:span text:style-name="T1">2. </text:span><text:span text:style-name="Strong_20_Emphasis"><text:span text:style-name="T1">pam_tally2:</text:span></text:span></text:h>
      <text:list text:style-name="L12">
        <text:list-item>
          <text:p text:style-name="P61"><text:span text:style-name="Strong_20_Emphasis"><text:span text:style-name="T1">Descripción:</text:span></text:span><text:span text:style-name="T1"> </text:span><text:span text:style-name="Source_20_Text"><text:span text:style-name="T1">pam_tally2</text:span></text:span><text:span text:style-name="T1"> se utiliza para realizar un seguimiento de los intentos de inicio de sesión fallidos y puede bloquear cuentas después de un número predefinido de intentos fallidos.</text:span></text:p>
        </text:list-item>
        <text:list-item>
          <text:p text:style-name="P61"><text:span text:style-name="Strong_20_Emphasis"><text:span text:style-name="T1">Ejemplo de uso:</text:span></text:span><text:span text:style-name="T1"> Supongamos que queremos bloquear una cuenta después de 3 intentos fallidos y desbloquearla después de 1800 segundos (30 minutos). La configuración en el archivo PAM (como </text:span><text:span text:style-name="Source_20_Text"><text:span text:style-name="T1">/etc/pam.d/common-auth</text:span></text:span><text:span text:style-name="T1">) podría ser la siguiente:</text:span></text:p>
          <text:p text:style-name="P11"/>
          <text:p text:style-name="P20"><text:span text:style-name="Source_20_Text"><text:span text:style-name="T1">auth required pam_tally2.so deny=3 unlock_time=1800</text:span></text:span></text:p>
          <text:p text:style-name="P39">En este ejemplo:</text:p>
          <text:list>
            <text:list-item>
              <text:p text:style-name="P60"><text:span text:style-name="Source_20_Text"><text:span text:style-name="T1">deny=3</text:span></text:span><text:span text:style-name="T1">: Bloquea la cuenta después de 3 intentos fallidos.</text:span></text:p>
            </text:list-item>
            <text:list-item>
              <text:p text:style-name="P61"><text:span text:style-name="Source_20_Text"><text:span text:style-name="T1">unlock_time=1800</text:span></text:span><text:span text:style-name="T1">: Desbloquea la cuenta después de 1800 segundos (30 minutos).</text:span></text:p>
            </text:list-item>
          </text:list>
        </text:list-item>
      </text:list>
      <text:h text:style-name="P3" text:outline-level="3">Configuración en los archivos PAM:</text:h>
      <text:list text:style-name="L13">
        <text:list-item>
          <text:p text:style-name="P62"><text:span text:style-name="T1">Los archivos de configuración PAM se encuentran comúnmente en el directorio </text:span><text:span text:style-name="Source_20_Text"><text:span text:style-name="T1">/etc/pam.d/</text:span></text:span><text:span text:style-name="T1"> y tienen nombres como </text:span><text:span text:style-name="Source_20_Text"><text:span text:style-name="T1">common-password</text:span></text:span><text:span text:style-name="T1"> o </text:span><text:span text:style-name="Source_20_Text"><text:span text:style-name="T1">common-auth</text:span></text:span><text:span text:style-name="T1">.</text:span></text:p>
        </text:list-item>
        <text:list-item>
          <text:p text:style-name="P40">La configuración específica de cada módulo se agrega en la línea correspondiente del archivo PAM.</text:p>
        </text:list-item>
      </text:list>
      <text:p text:style-name="P35">Recuerda que estos son ejemplos generales y es importante ajustar la configuración según los requisitos de seguridad específicos de tu sistema. La sintaxis y las opciones exactas pueden variar según la distribución y la versión del sistema operativo.</text:p>
      <text:p text:style-name="P36"/>
      <text:p text:style-name="P36">You</text:p>
      <text:p text:style-name="P36">Describe el uso de las librerías pam_pwquality y pam_faillock. Pon ejemplo de usos y los ficheros en los que es posible definir la configuración. </text:p>
      <text:p text:style-name="P34">ChatGPT</text:p>
      <text:p text:style-name="P32"><text:span text:style-name="Strong_20_Emphasis"><text:span text:style-name="T1">1. pam_pwquality:</text:span></text:span></text:p>
      <text:list text:style-name="L14">
        <text:list-item>
          <text:p text:style-name="P64"><text:soft-page-break/><text:span text:style-name="Strong_20_Emphasis"><text:span text:style-name="T1">Descripción:</text:span></text:span><text:span text:style-name="T1"> </text:span><text:span text:style-name="Source_20_Text"><text:span text:style-name="T1">pam_pwquality</text:span></text:span><text:span text:style-name="T1"> es un módulo de Pluggable Authentication Modules (PAM) utilizado para aplicar políticas de calidad de contraseñas en sistemas Unix/Linux. Permite establecer requisitos específicos para las contraseñas, como longitud mínima, uso de caracteres especiales, etc.</text:span></text:p>
        </text:list-item>
        <text:list-item>
          <text:p text:style-name="P64"><text:span text:style-name="Strong_20_Emphasis"><text:span text:style-name="T1">Ejemplo de uso:</text:span></text:span><text:span text:style-name="T1"> Supongamos que queremos configurar una política de contraseñas que requiera una longitud mínima de 8 caracteres, al menos un carácter en mayúscula, uno en minúscula, un dígito y un carácter especial. La configuración en el archivo PAM (como </text:span><text:span text:style-name="Source_20_Text"><text:span text:style-name="T1">/etc/security/pwquality.conf</text:span></text:span><text:span text:style-name="T1"> o directamente en </text:span><text:span text:style-name="Source_20_Text"><text:span text:style-name="T1">/etc/pam.d/common-password</text:span></text:span><text:span text:style-name="T1">) podría verse así:</text:span></text:p>
          <text:p text:style-name="P12"/>
          <text:p text:style-name="P21"><text:span text:style-name="Source_20_Text"><text:span text:style-name="T1">password requisite pam_pwquality.so retry=3 minlen=8 ucredit=-1 lcredit=-1 dcredit=-1 ocredit=-1</text:span></text:span></text:p>
          <text:p text:style-name="P41">En este ejemplo:</text:p>
          <text:list>
            <text:list-item>
              <text:p text:style-name="P63"><text:span text:style-name="Source_20_Text"><text:span text:style-name="T1">retry=3</text:span></text:span><text:span text:style-name="T1">: Permite hasta 3 intentos para introducir una contraseña válida.</text:span></text:p>
            </text:list-item>
            <text:list-item>
              <text:p text:style-name="P63"><text:span text:style-name="Source_20_Text"><text:span text:style-name="T1">minlen=8</text:span></text:span><text:span text:style-name="T1">: Requiere que la longitud mínima de la contraseña sea de 8 caracteres.</text:span></text:p>
            </text:list-item>
            <text:list-item>
              <text:p text:style-name="P64"><text:span text:style-name="Source_20_Text"><text:span text:style-name="T1">ucredit=-1</text:span></text:span><text:span text:style-name="T1">, </text:span><text:span text:style-name="Source_20_Text"><text:span text:style-name="T1">lcredit=-1</text:span></text:span><text:span text:style-name="T1">, </text:span><text:span text:style-name="Source_20_Text"><text:span text:style-name="T1">dcredit=-1</text:span></text:span><text:span text:style-name="T1">, </text:span><text:span text:style-name="Source_20_Text"><text:span text:style-name="T1">ocredit=-1</text:span></text:span><text:span text:style-name="T1">: Requiere al menos un carácter en mayúscula (</text:span><text:span text:style-name="Source_20_Text"><text:span text:style-name="T1">ucredit</text:span></text:span><text:span text:style-name="T1">), uno en minúscula (</text:span><text:span text:style-name="Source_20_Text"><text:span text:style-name="T1">lcredit</text:span></text:span><text:span text:style-name="T1">), uno numérico (</text:span><text:span text:style-name="Source_20_Text"><text:span text:style-name="T1">dcredit</text:span></text:span><text:span text:style-name="T1">) y uno especial (</text:span><text:span text:style-name="Source_20_Text"><text:span text:style-name="T1">ocredit</text:span></text:span><text:span text:style-name="T1">).</text:span></text:p>
            </text:list-item>
          </text:list>
        </text:list-item>
      </text:list>
      <text:p text:style-name="P32"><text:span text:style-name="Strong_20_Emphasis"><text:span text:style-name="T1">2. pam_faillock:</text:span></text:span></text:p>
      <text:list text:style-name="L15">
        <text:list-item>
          <text:p text:style-name="P66"><text:span text:style-name="Strong_20_Emphasis"><text:span text:style-name="T1">Descripción:</text:span></text:span><text:span text:style-name="T1"> </text:span><text:span text:style-name="Source_20_Text"><text:span text:style-name="T1">pam_faillock</text:span></text:span><text:span text:style-name="T1"> es un módulo de PAM diseñado para gestionar el bloqueo de cuentas después de un número específico de intentos fallidos. Proporciona una mayor flexibilidad en comparación con algunos otros módulos, como </text:span><text:span text:style-name="Source_20_Text"><text:span text:style-name="T1">pam_tally2</text:span></text:span><text:span text:style-name="T1">.</text:span></text:p>
        </text:list-item>
        <text:list-item>
          <text:p text:style-name="P66"><text:span text:style-name="Strong_20_Emphasis"><text:span text:style-name="T1">Ejemplo de uso:</text:span></text:span><text:span text:style-name="T1"> Supongamos que queremos bloquear una cuenta después de 3 intentos fallidos y desbloquearla después de 1800 segundos (30 minutos). La configuración en el archivo PAM (como </text:span><text:span text:style-name="Source_20_Text"><text:span text:style-name="T1">/etc/pam.d/common-auth</text:span></text:span><text:span text:style-name="T1">) podría ser la siguiente:</text:span></text:p>
          <text:p text:style-name="P13"/>
          <text:p text:style-name="P23"><text:span text:style-name="Source_20_Text"><text:span text:style-name="T1">auth required pam_faillock.so preauth silent deny=3 unlock_time=1800</text:span></text:span></text:p>
          <text:p text:style-name="P22"><text:span text:style-name="Source_20_Text"><text:span text:style-name="T1">auth [default=die] pam_faillock.so authfail deny=3 unlock_time=1800</text:span></text:span></text:p>
          <text:p text:style-name="P42">En este ejemplo:</text:p>
          <text:list>
            <text:list-item>
              <text:p text:style-name="P65"><text:span text:style-name="Source_20_Text"><text:span text:style-name="T1">preauth silent deny=3</text:span></text:span><text:span text:style-name="T1">: Bloquea la cuenta después de 3 intentos fallidos antes de la autenticación.</text:span></text:p>
            </text:list-item>
            <text:list-item>
              <text:p text:style-name="P66"><text:span text:style-name="Source_20_Text"><text:span text:style-name="T1">authfail deny=3 unlock_time=1800</text:span></text:span><text:span text:style-name="T1">: Bloquea la cuenta después de 3 intentos fallidos después de la autenticación y la desbloquea después de 1800 segundos.</text:span></text:p>
            </text:list-item>
          </text:list>
        </text:list-item>
      </text:list>
      <text:p text:style-name="P32"><text:soft-page-break/><text:span text:style-name="T1">Ambos módulos (</text:span><text:span text:style-name="Source_20_Text"><text:span text:style-name="T1">pam_pwquality</text:span></text:span><text:span text:style-name="T1"> y </text:span><text:span text:style-name="Source_20_Text"><text:span text:style-name="T1">pam_faillock</text:span></text:span><text:span text:style-name="T1">) permiten configurar reglas específicas para mejorar la seguridad del sistema mediante políticas de contraseñas y bloqueo de cuentas. Recuerda siempre ajustar la configuración según los requisitos específicos de seguridad de tu sistema. La ubicación de los archivos de configuración puede variar según la distribución del sistema.</text:span></text:p>
      <text:p text:style-name="P24"/>
      <text:p text:style-name="P27">ndica la utilidad de estos ficheros de configuración de la ruta /etc/security: access.conf console.handlers faillock.conf limits.d/ namespace.init pwhistory.conf sepermit.conf chroot.conf console.perms group.conf namespace.conf opasswd pwquality.conf time.conf console.apps/ console.perms.d/ limits.conf namespace.d/ pam_env.conf pwquality.conf.d/ </text:p>
      <text:p text:style-name="P28">ChatGPT</text:p>
      <text:p text:style-name="P32"><text:span text:style-name="T1">Aquí tienes una descripción de las utilidades de los archivos y directorios de configuración en la ruta </text:span><text:span text:style-name="Source_20_Text"><text:span text:style-name="T1">/etc/security</text:span></text:span><text:span text:style-name="T1">:</text:span></text:p>
      <text:list text:style-name="L16">
        <text:list-item>
          <text:p text:style-name="P68"><text:span text:style-name="Strong_20_Emphasis"><text:span text:style-name="T1">access.conf:</text:span></text:span></text:p>
          <text:list>
            <text:list-item>
              <text:p text:style-name="P67"><text:span text:style-name="Strong_20_Emphasis"><text:span text:style-name="T1">Utilidad:</text:span></text:span><text:span text:style-name="T1"> Configura reglas de acceso para usuarios o grupos en el sistema. Permite o niega el acceso basado en direcciones IP, horarios, entre otros.</text:span></text:p>
            </text:list-item>
          </text:list>
        </text:list-item>
        <text:list-item>
          <text:p text:style-name="P68"><text:span text:style-name="Strong_20_Emphasis"><text:span text:style-name="T1">console.handlers:</text:span></text:span></text:p>
          <text:list>
            <text:list-item>
              <text:p text:style-name="P67"><text:span text:style-name="Strong_20_Emphasis"><text:span text:style-name="T1">Utilidad:</text:span></text:span><text:span text:style-name="T1"> Este archivo o directorio probablemente esté relacionado con la configuración de manejadores de consola para la administración de eventos de seguridad.</text:span></text:p>
            </text:list-item>
          </text:list>
        </text:list-item>
        <text:list-item>
          <text:p text:style-name="P68"><text:span text:style-name="Strong_20_Emphasis"><text:span text:style-name="T1">faillock.conf:</text:span></text:span></text:p>
          <text:list>
            <text:list-item>
              <text:p text:style-name="P67"><text:span text:style-name="Strong_20_Emphasis"><text:span text:style-name="T1">Utilidad:</text:span></text:span><text:span text:style-name="T1"> Configura el comportamiento del módulo </text:span><text:span text:style-name="Source_20_Text"><text:span text:style-name="T1">pam_faillock</text:span></text:span><text:span text:style-name="T1">, que gestiona el bloqueo de cuentas después de intentos de inicio de sesión fallidos.</text:span></text:p>
            </text:list-item>
          </text:list>
        </text:list-item>
        <text:list-item>
          <text:p text:style-name="P68"><text:span text:style-name="Strong_20_Emphasis"><text:span text:style-name="T1">limits.d/:</text:span></text:span></text:p>
          <text:list>
            <text:list-item>
              <text:p text:style-name="P67"><text:span text:style-name="Strong_20_Emphasis"><text:span text:style-name="T1">Utilidad:</text:span></text:span><text:span text:style-name="T1"> Contiene archivos que especifican límites para recursos del sistema, como límites de memoria, CPU, etc., para usuarios y grupos.</text:span></text:p>
            </text:list-item>
          </text:list>
        </text:list-item>
        <text:list-item>
          <text:p text:style-name="P68"><text:span text:style-name="Strong_20_Emphasis"><text:span text:style-name="T1">namespace.init:</text:span></text:span></text:p>
          <text:list>
            <text:list-item>
              <text:p text:style-name="P67"><text:span text:style-name="Strong_20_Emphasis"><text:span text:style-name="T1">Utilidad:</text:span></text:span><text:span text:style-name="T1"> Configura las reglas para la inicialización de namespaces, que son entornos de sistema de archivos aislados.</text:span></text:p>
            </text:list-item>
          </text:list>
        </text:list-item>
        <text:list-item>
          <text:p text:style-name="P68"><text:span text:style-name="Strong_20_Emphasis"><text:span text:style-name="T1">pwhistory.conf:</text:span></text:span></text:p>
          <text:list>
            <text:list-item>
              <text:p text:style-name="P67"><text:span text:style-name="Strong_20_Emphasis"><text:span text:style-name="T1">Utilidad:</text:span></text:span><text:span text:style-name="T1"> Configura las políticas de historial de contraseñas, que determinan cuántas contraseñas antiguas se deben recordar y durante cuánto tiempo.</text:span></text:p>
            </text:list-item>
          </text:list>
        </text:list-item>
        <text:list-item>
          <text:p text:style-name="P68"><text:span text:style-name="Strong_20_Emphasis"><text:span text:style-name="T1">sepermit.conf:</text:span></text:span></text:p>
          <text:list>
            <text:list-item>
              <text:p text:style-name="P67"><text:span text:style-name="Strong_20_Emphasis"><text:span text:style-name="T1">Utilidad:</text:span></text:span><text:span text:style-name="T1"> Configura las reglas de política de seguridad para el módulo </text:span><text:span text:style-name="Source_20_Text"><text:span text:style-name="T1">pam_sepermit</text:span></text:span><text:span text:style-name="T1">, que se utiliza para integrar PAM con SELinux.</text:span></text:p>
            </text:list-item>
          </text:list>
        </text:list-item>
        <text:list-item>
          <text:p text:style-name="P68"><text:span text:style-name="Strong_20_Emphasis"><text:span text:style-name="T1">chroot.conf:</text:span></text:span></text:p>
          <text:list>
            <text:list-item>
              <text:p text:style-name="P67"><text:span text:style-name="Strong_20_Emphasis"><text:span text:style-name="T1">Utilidad:</text:span></text:span><text:span text:style-name="T1"> Configura las reglas de chroot para restringir procesos a un directorio específico.</text:span></text:p>
            </text:list-item>
          </text:list>
        </text:list-item>
        <text:list-item>
          <text:p text:style-name="P68"><text:soft-page-break/><text:span text:style-name="Strong_20_Emphasis"><text:span text:style-name="T1">console.perms:</text:span></text:span></text:p>
          <text:list>
            <text:list-item>
              <text:p text:style-name="P67"><text:span text:style-name="Strong_20_Emphasis"><text:span text:style-name="T1">Utilidad:</text:span></text:span><text:span text:style-name="T1"> Configura permisos de consola, como asignación de permisos a dispositivos de consola para usuarios y grupos.</text:span></text:p>
            </text:list-item>
          </text:list>
        </text:list-item>
        <text:list-item>
          <text:p text:style-name="P68"><text:span text:style-name="Strong_20_Emphasis"><text:span text:style-name="T1">group.conf:</text:span></text:span></text:p>
          <text:list>
            <text:list-item>
              <text:p text:style-name="P67"><text:span text:style-name="Strong_20_Emphasis"><text:span text:style-name="T1">Utilidad:</text:span></text:span><text:span text:style-name="T1"> Configura las políticas de grupos, lo cual puede incluir restricciones o permisos específicos para ciertos grupos.</text:span></text:p>
            </text:list-item>
          </text:list>
        </text:list-item>
        <text:list-item>
          <text:p text:style-name="P68"><text:span text:style-name="Strong_20_Emphasis"><text:span text:style-name="T1">namespace.conf:</text:span></text:span></text:p>
          <text:list>
            <text:list-item>
              <text:p text:style-name="P67"><text:span text:style-name="Strong_20_Emphasis"><text:span text:style-name="T1">Utilidad:</text:span></text:span><text:span text:style-name="T1"> Configura reglas específicas para namespaces en el sistema.</text:span></text:p>
            </text:list-item>
          </text:list>
        </text:list-item>
        <text:list-item>
          <text:p text:style-name="P68"><text:span text:style-name="Strong_20_Emphasis"><text:span text:style-name="T1">opasswd:</text:span></text:span></text:p>
          <text:list>
            <text:list-item>
              <text:p text:style-name="P67"><text:span text:style-name="Strong_20_Emphasis"><text:span text:style-name="T1">Utilidad:</text:span></text:span><text:span text:style-name="T1"> Almacena las contraseñas antiguas que han sido cambiadas por los usuarios.</text:span></text:p>
            </text:list-item>
          </text:list>
        </text:list-item>
        <text:list-item>
          <text:p text:style-name="P68"><text:span text:style-name="Strong_20_Emphasis"><text:span text:style-name="T1">pwquality.conf:</text:span></text:span></text:p>
          <text:list>
            <text:list-item>
              <text:p text:style-name="P67"><text:span text:style-name="Strong_20_Emphasis"><text:span text:style-name="T1">Utilidad:</text:span></text:span><text:span text:style-name="T1"> Configura las políticas de calidad de contraseñas a través del módulo </text:span><text:span text:style-name="Source_20_Text"><text:span text:style-name="T1">pam_pwquality</text:span></text:span><text:span text:style-name="T1">.</text:span></text:p>
            </text:list-item>
          </text:list>
        </text:list-item>
        <text:list-item>
          <text:p text:style-name="P68"><text:span text:style-name="Strong_20_Emphasis"><text:span text:style-name="T1">time.conf:</text:span></text:span></text:p>
          <text:list>
            <text:list-item>
              <text:p text:style-name="P67"><text:span text:style-name="Strong_20_Emphasis"><text:span text:style-name="T1">Utilidad:</text:span></text:span><text:span text:style-name="T1"> Configura reglas de acceso basadas en el tiempo para usuarios o grupos.</text:span></text:p>
            </text:list-item>
          </text:list>
        </text:list-item>
        <text:list-item>
          <text:p text:style-name="P68"><text:span text:style-name="Strong_20_Emphasis"><text:span text:style-name="T1">console.apps/:</text:span></text:span></text:p>
          <text:list>
            <text:list-item>
              <text:p text:style-name="P67"><text:span text:style-name="Strong_20_Emphasis"><text:span text:style-name="T1">Utilidad:</text:span></text:span><text:span text:style-name="T1"> Contiene archivos que especifican configuraciones de consola para aplicaciones específicas.</text:span></text:p>
            </text:list-item>
          </text:list>
        </text:list-item>
        <text:list-item>
          <text:p text:style-name="P68"><text:span text:style-name="Strong_20_Emphasis"><text:span text:style-name="T1">console.perms.d/:</text:span></text:span></text:p>
          <text:list>
            <text:list-item>
              <text:p text:style-name="P67"><text:span text:style-name="Strong_20_Emphasis"><text:span text:style-name="T1">Utilidad:</text:span></text:span><text:span text:style-name="T1"> Contiene archivos que especifican permisos de consola para aplicaciones específicas.</text:span></text:p>
            </text:list-item>
          </text:list>
        </text:list-item>
        <text:list-item>
          <text:p text:style-name="P68"><text:span text:style-name="Strong_20_Emphasis"><text:span text:style-name="T1">limits.conf:</text:span></text:span></text:p>
          <text:list>
            <text:list-item>
              <text:p text:style-name="P67"><text:span text:style-name="Strong_20_Emphasis"><text:span text:style-name="T1">Utilidad:</text:span></text:span><text:span text:style-name="T1"> Configura límites de recursos del sistema para usuarios y grupos.</text:span></text:p>
            </text:list-item>
          </text:list>
        </text:list-item>
        <text:list-item>
          <text:p text:style-name="P68"><text:span text:style-name="Strong_20_Emphasis"><text:span text:style-name="T1">namespace.d/:</text:span></text:span></text:p>
          <text:list>
            <text:list-item>
              <text:p text:style-name="P67"><text:span text:style-name="Strong_20_Emphasis"><text:span text:style-name="T1">Utilidad:</text:span></text:span><text:span text:style-name="T1"> Contiene archivos que especifican configuraciones específicas para namespaces.</text:span></text:p>
            </text:list-item>
          </text:list>
        </text:list-item>
        <text:list-item>
          <text:p text:style-name="P68"><text:span text:style-name="Strong_20_Emphasis"><text:span text:style-name="T1">pam_env.conf:</text:span></text:span></text:p>
          <text:list>
            <text:list-item>
              <text:p text:style-name="P67"><text:span text:style-name="Strong_20_Emphasis"><text:span text:style-name="T1">Utilidad:</text:span></text:span><text:span text:style-name="T1"> Configura variables de entorno que se establecerán durante la ejecución de servicios PAM.</text:span></text:p>
            </text:list-item>
          </text:list>
        </text:list-item>
        <text:list-item>
          <text:p text:style-name="P68"><text:soft-page-break/><text:span text:style-name="Strong_20_Emphasis"><text:span text:style-name="T1">pwquality.conf.d/:</text:span></text:span></text:p>
          <text:list>
            <text:list-item>
              <text:p text:style-name="P68"><text:span text:style-name="Strong_20_Emphasis"><text:span text:style-name="T1">Utilidad:</text:span></text:span><text:span text:style-name="T1"> Contiene archivos adicionales para la configuración de políticas de calidad de contraseñas.</text:span></text:p>
            </text:list-item>
          </text:list>
        </text:list-item>
      </text:list>
      <text:p text:style-name="P35">Cada uno de estos archivos y directorios desempeña un papel específico en la configuración y administración de aspectos relacionados con la seguridad y el control de acceso en el sistema. La utilidad y función exactas pueden variar según la distribución del sistema y las configuraciones específicas del entorno.</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5T12:28:31.745609972</dc:date>
    <meta:editing-duration>PT3H11M4S</meta:editing-duration>
    <meta:editing-cycles>7</meta:editing-cycles>
    <meta:generator>LibreOffice/7.6.2.1$Linux_X86_64 LibreOffice_project/56f7684011345957bbf33a7ee678afaf4d2ba333</meta:generator>
    <meta:document-statistic meta:table-count="0" meta:image-count="0" meta:object-count="0" meta:page-count="12" meta:paragraph-count="159" meta:word-count="2345" meta:character-count="15973" meta:non-whitespace-character-count="13878"/>
  </office:meta>
</office:document-meta>
</file>